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0550000001E6E6C0A33CE055416.png" manifest:media-type="image/png"/>
  <manifest:file-entry manifest:full-path="Pictures/100021E80000070400000277CED80AE2A7EC2A8B.emf" manifest:media-type="image/x-e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99cm" fo:margin-left="-0.199cm" table:align="left" style:writing-mode="lr-tb"/>
    </style:style>
    <style:style style:name="Tabelle2.A" style:family="table-column">
      <style:table-column-properties style:column-width="2.731cm"/>
    </style:style>
    <style:style style:name="Tabelle2.B" style:family="table-column">
      <style:table-column-properties style:column-width="3.662cm"/>
    </style:style>
    <style:style style:name="Tabelle2.C" style:family="table-column">
      <style:table-column-properties style:column-width="3.664cm"/>
    </style:style>
    <style:style style:name="Tabelle2.E" style:family="table-column">
      <style:table-column-properties style:column-width="3.681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E1" style:family="table-cell">
      <style:table-cell-properties style:vertical-align="top" fo:padding-left="0.191cm" fo:padding-right="0.191cm" fo:padding-top="0cm" fo:padding-bottom="0cm" fo:border="0.5pt solid #000000" style:writing-mode="lr-tb"/>
    </style:style>
    <style:style style:name="Tabelle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2.C2" style:family="table-cell">
      <style:table-cell-properties style:vertical-align="top" fo:padding-left="0.191cm" fo:padding-right="0.191cm" fo:padding-top="0.199cm" fo:padding-bottom="0.199cm" fo:border-left="0.5pt solid #000000" fo:border-right="none" fo:border-top="0.5pt solid #000000" fo:border-bottom="0.5pt solid #000000" style:writing-mode="lr-tb"/>
    </style:style>
    <style:style style:name="P1" style:family="paragraph" style:parent-style-name="Table_20_Contents">
      <style:text-properties style:font-name="Liberation Serif" fo:font-weight="bold" officeooo:rsid="01a622f2" officeooo:paragraph-rsid="01a622f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text-properties fo:font-size="10pt" style:font-size-asian="10pt" style:font-size-complex="10pt"/>
    </style:style>
    <style:style style:name="P5" style:family="paragraph" style:parent-style-name="Standard_20__28_Web_29_">
      <style:paragraph-properties fo:margin-top="0cm" fo:margin-bottom="0cm" loext:contextual-spacing="false" fo:line-height="100%"/>
      <style:text-properties officeooo:paragraph-rsid="01baea6b"/>
    </style:style>
    <style:style style:name="P6" style:family="paragraph" style:parent-style-name="Standard" style:list-style-name="">
      <style:paragraph-properties fo:break-before="page"/>
      <style:text-properties fo:font-size="11pt" fo:font-weight="bold" officeooo:paragraph-rsid="01baea6b" style:font-size-asian="11pt" style:font-weight-asian="bold"/>
    </style:style>
    <style:style style:name="P7" style:family="paragraph" style:parent-style-name="Standard" style:list-style-name="">
      <style:paragraph-properties fo:break-before="page"/>
      <style:text-properties style:font-name="Courier New" fo:font-size="11pt" officeooo:paragraph-rsid="01baea6b" style:font-size-asian="11pt" style:font-name-complex="Courier New"/>
    </style:style>
    <style:style style:name="P8" style:family="paragraph" style:parent-style-name="Standard" style:list-style-name="">
      <style:text-properties fo:font-size="11pt" fo:font-weight="bold" officeooo:paragraph-rsid="01baea6b" style:font-size-asian="11pt" style:font-weight-asian="bold"/>
    </style:style>
    <style:style style:name="P9" style:family="paragraph" style:parent-style-name="Standard" style:list-style-name="">
      <style:text-properties fo:font-size="11pt" officeooo:paragraph-rsid="01baea6b" style:font-size-asian="11pt" style:font-size-complex="11pt"/>
    </style:style>
    <style:style style:name="P10" style:family="paragraph" style:parent-style-name="Standard" style:list-style-name="">
      <style:text-properties fo:font-size="11pt" officeooo:paragraph-rsid="01baea6b" style:font-size-asian="11pt"/>
    </style:style>
    <style:style style:name="P11" style:family="paragraph" style:parent-style-name="Standard" style:list-style-name="WW8Num20">
      <style:text-properties fo:font-size="11pt" officeooo:paragraph-rsid="01baea6b" style:font-size-asian="11pt"/>
    </style:style>
    <style:style style:name="P12" style:family="paragraph" style:parent-style-name="Standard" style:list-style-name="">
      <style:paragraph-properties fo:text-align="center" style:justify-single-word="false"/>
      <style:text-properties fo:font-size="11pt" officeooo:paragraph-rsid="01baea6b" style:font-size-asian="11pt"/>
    </style:style>
    <style:style style:name="P13" style:family="paragraph" style:parent-style-name="Standard" style:list-style-name="">
      <style:paragraph-properties fo:text-align="center" style:justify-single-word="false" style:snap-to-layout-grid="false"/>
      <style:text-properties fo:font-size="11pt" officeooo:paragraph-rsid="01baea6b" style:font-size-asian="11pt"/>
    </style:style>
    <style:style style:name="P14" style:family="paragraph" style:parent-style-name="Standard" style:list-style-name="">
      <style:paragraph-properties fo:text-align="center" style:justify-single-word="false" style:snap-to-layout-grid="false"/>
      <style:text-properties fo:font-size="11pt" officeooo:paragraph-rsid="01baea6b" style:font-size-asian="11pt" style:font-size-complex="14pt"/>
    </style:style>
    <style:style style:name="P15" style:family="paragraph" style:parent-style-name="Standard" style:list-style-name="">
      <style:text-properties fo:font-size="11pt" fo:language="en" fo:country="GB" officeooo:paragraph-rsid="01baea6b" style:font-size-asian="11pt"/>
    </style:style>
    <style:style style:name="P16" style:family="paragraph" style:parent-style-name="Standard" style:list-style-name="">
      <style:paragraph-properties fo:text-align="justify" style:justify-single-word="false"/>
      <style:text-properties officeooo:paragraph-rsid="01baea6b"/>
    </style:style>
    <style:style style:name="P17" style:family="paragraph" style:parent-style-name="Standard" style:list-style-name="WW8Num1">
      <style:text-properties officeooo:paragraph-rsid="01baea6b"/>
    </style:style>
    <style:style style:name="P18" style:family="paragraph" style:parent-style-name="Standard" style:list-style-name="">
      <style:text-properties officeooo:paragraph-rsid="01baea6b"/>
    </style:style>
    <style:style style:name="P19" style:family="paragraph" style:parent-style-name="Standard" style:list-style-name="WW8Num20">
      <style:text-properties officeooo:paragraph-rsid="01baea6b"/>
    </style:style>
    <style:style style:name="P20" style:family="paragraph" style:parent-style-name="Standard" style:list-style-name="">
      <style:paragraph-properties fo:text-align="center" style:justify-single-word="false"/>
      <style:text-properties fo:font-size="14pt" officeooo:paragraph-rsid="01baea6b" style:font-size-asian="14pt" style:font-size-complex="14pt"/>
    </style:style>
    <style:style style:name="P21" style:family="paragraph" style:parent-style-name="Standard" style:list-style-name="">
      <style:paragraph-properties fo:text-align="center" style:justify-single-word="false"/>
      <style:text-properties officeooo:paragraph-rsid="01baea6b"/>
    </style:style>
    <style:style style:name="P22" style:family="paragraph" style:parent-style-name="Standard" style:list-style-name="">
      <style:text-properties style:font-name="Courier New" fo:font-size="11pt" officeooo:paragraph-rsid="01baea6b" style:font-size-asian="11pt" style:font-name-complex="Courier New"/>
    </style:style>
    <style:style style:name="P23" style:family="paragraph" style:parent-style-name="Standard" style:list-style-name="">
      <style:text-properties style:font-name="Courier New" fo:font-size="11pt" fo:language="en" fo:country="GB" officeooo:paragraph-rsid="01baea6b" style:font-size-asian="11pt" style:font-name-complex="Courier New"/>
    </style:style>
    <style:style style:name="P24" style:family="paragraph" style:parent-style-name="Standard">
      <style:text-properties fo:font-size="10pt" style:font-size-asian="10pt" style:font-size-complex="10pt"/>
    </style:style>
    <style:style style:name="P25" style:family="paragraph" style:parent-style-name="Standard" style:list-style-name="">
      <style:text-properties style:font-name="Liberation Serif" fo:font-size="11pt" officeooo:paragraph-rsid="01baea6b" style:font-size-asian="11pt" style:font-name-complex="Courier New"/>
    </style:style>
    <style:style style:name="P26" style:family="paragraph" style:parent-style-name="Standard">
      <style:text-properties style:font-name="Liberation Serif" fo:font-size="11pt" officeooo:paragraph-rsid="01baea6b" style:font-size-asian="11pt"/>
    </style:style>
    <style:style style:name="P27" style:family="paragraph">
      <loext:graphic-properties draw:fill="none" draw:fill-color="#ffffff"/>
      <style:paragraph-properties style:writing-mode="lr-tb"/>
    </style:style>
    <style:style style:name="P28" style:family="paragraph">
      <loext:graphic-properties draw:fill="none" draw:fill-color="#ffffff"/>
      <style:paragraph-properties fo:text-align="center" style:writing-mode="lr-tb"/>
    </style:style>
    <style:style style:name="T1" style:family="text">
      <style:text-properties officeooo:rsid="01b5c207"/>
    </style:style>
    <style:style style:name="T2" style:family="text">
      <style:text-properties officeooo:rsid="015f19d4"/>
    </style:style>
    <style:style style:name="T3" style:family="text">
      <style:text-properties style:font-name="Liberation Serif" fo:font-size="10pt" fo:font-style="normal" fo:font-weight="normal" officeooo:rsid="01e03e6a" style:font-size-asian="10pt" style:font-style-asian="normal" style:font-weight-asian="normal" style:font-size-complex="10pt" style:font-style-complex="normal" style:font-weight-complex="normal"/>
    </style:style>
    <style:style style:name="T4" style:family="text">
      <style:text-properties style:font-name="Liberation Serif" fo:font-size="10pt" fo:font-style="normal" fo:font-weight="normal" officeooo:rsid="01bc8fe5" style:font-size-asian="10pt" style:font-style-asian="normal" style:font-weight-asian="normal" style:font-size-complex="10pt" style:font-style-complex="normal" style:font-weight-complex="normal"/>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style="normal" fo:font-weight="normal" officeooo:rsid="01e03e6a" style:font-size-asian="10pt" style:font-style-asian="normal" style:font-weight-asian="normal" style:font-size-complex="10pt" style:font-style-complex="normal" style:font-weight-complex="normal"/>
    </style:style>
    <style:style style:name="T8" style:family="text">
      <style:text-properties fo:font-size="10pt" fo:font-style="normal" fo:font-weight="normal" officeooo:rsid="01bc8fe5" style:font-size-asian="10pt" style:font-style-asian="normal" style:font-weight-asian="normal" style:font-size-complex="10pt" style:font-style-complex="normal" style:font-weight-complex="normal"/>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style:font-name="Courier New" fo:font-size="11pt" style:font-size-asian="11pt" style:font-name-complex="Courier New"/>
    </style:style>
    <style:style style:name="T12" style:family="text">
      <style:text-properties style:font-name="Courier New" fo:font-size="11pt" fo:language="en" fo:country="GB" style:font-size-asian="11pt" style:font-name-complex="Courier New"/>
    </style:style>
    <style:style style:name="T13" style:family="text">
      <style:text-properties style:font-name="Courier New" fo:font-size="11pt" fo:language="en" fo:country="GB" style:font-name-asian="Courier New" style:font-size-asian="11pt" style:font-name-complex="Courier New"/>
    </style:style>
    <style:style style:name="T14" style:family="text">
      <style:text-properties style:font-name="Courier New" fo:font-size="11pt" fo:language="en" fo:country="GB" fo:font-weight="bold" style:font-size-asian="11pt" style:font-weight-asian="bold" style:font-name-complex="Courier New"/>
    </style:style>
    <style:style style:name="T15" style:family="text">
      <style:text-properties style:font-name="Courier New" fo:font-size="11pt" style:font-name-asian="Courier New" style:font-size-asian="11pt" style:font-name-complex="Courier New"/>
    </style:style>
    <style:style style:name="T16" style:family="text">
      <style:text-properties style:font-name-asian="Courier New"/>
    </style:style>
    <style:style style:name="T17" style:family="text">
      <style:text-properties style:font-name="Liberation Serif" fo:font-size="10pt" fo:font-weight="bold" style:font-size-asian="10pt" style:font-weight-asian="bold" style:font-size-complex="10pt" style:font-weight-complex="bold"/>
    </style:style>
    <style:style style:name="T18" style:family="text">
      <style:text-properties style:font-name="Liberation Serif" fo:font-size="10pt" style:font-size-asian="10pt" style:font-size-complex="10pt"/>
    </style:style>
    <style:style style:name="T19" style:family="text">
      <style:text-properties style:font-name="Liberation Serif" fo:font-size="10pt" fo:font-style="normal" fo:font-weight="normal" officeooo:rsid="01e03e6a" style:font-size-asian="10pt" style:font-style-asian="normal" style:font-weight-asian="normal" style:font-size-complex="10pt" style:font-style-complex="normal" style:font-weight-complex="normal"/>
    </style:style>
    <style:style style:name="T20" style:family="text">
      <style:text-properties style:font-name="Liberation Serif" fo:font-size="10pt" fo:font-style="normal" fo:font-weight="normal" officeooo:rsid="01bc8fe5" style:font-size-asian="10pt" style:font-style-asian="normal" style:font-weight-asian="normal" style:font-size-complex="10pt" style:font-style-complex="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gr1"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min-height="0.933cm" fo:min-width="6.362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min-height="0.919cm" fo:min-width="5.572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min-height="0.908cm" fo:min-width="5.449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min-height="0.885cm" fo:min-width="5.364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min-height="0.122cm" fo:min-width="5.495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Programmschritte zählen</text:h>
      <text:h text:style-name="P8" text:outline-level="1"/>
      <text:h text:style-name="P16" text:outline-level="1"><text:span text:style-name="T9">Um eine Größenordnung für die Laufzeit von Programmen anzugeben, kann man zählen, wie viele Schritte das Programm durchschnittlich ausführt. Bei einem Programm mit Arrays ist die Anzahl der Schritte abhängig von der Länge des Arrays. Man kann zunächst die Schritte für eine bestimmte Länge des Arrays zählen. <text:s/>Das Ziel ist aber, </text:span><text:span text:style-name="T10">die Schritte allgemein für eine Liste der Länge n anzugeben.</text:span></text:h>
      <text:h text:style-name="P9" text:outline-level="1"/>
      <text:h text:style-name="P10" text:outline-level="1"/>
      <text:h text:style-name="P8" text:outline-level="1">Programmschritte</text:h>
      <text:h text:style-name="P8" text:outline-level="1"/>
      <text:h text:style-name="P10" text:outline-level="1">Ein Schritt wird im Programm benötigt für</text:h>
      <text:list xml:id="list2810540673" text:style-name="WW8Num1">
        <text:list-item>
          <text:h text:style-name="P17" text:outline-level="1"><text:span text:style-name="T9">eine Zuweisung (z.B. </text:span><text:span text:style-name="T11">temp = zahlen[i];</text:span><text:span text:style-name="T9">)</text:span></text:h>
        </text:list-item>
        <text:list-item>
          <text:h text:style-name="P17" text:outline-level="1"><text:span text:style-name="T9">eine Rechnung <text:s/>(z.B. </text:span><text:span text:style-name="T11">i – 1</text:span><text:span text:style-name="T9">)</text:span></text:h>
        </text:list-item>
        <text:list-item>
          <text:h text:style-name="P17" text:outline-level="1"><text:span text:style-name="T9">einen Vergleich (z.B. </text:span><text:span text:style-name="T11">if (zahlen[i] &gt; zahlen[min])</text:span><text:span text:style-name="T9"> …)</text:span></text:h>
        </text:list-item>
      </text:list>
      <text:h text:style-name="P10" text:outline-level="1"/>
      <text:h text:style-name="P18" text:outline-level="1"><text:span text:style-name="T9">Eine Zeile kann durchaus mehrere Schritte benötigen: </text:span><text:span text:style-name="T11">zahlen[i] = zahlen[j+1];</text:span><text:span text:style-name="T9"> enthält eine Rechnung und eine Zuweisung, also insgesamt zwei Schritte.</text:span></text:h>
      <text:h text:style-name="P10" text:outline-level="1"/>
      <text:h text:style-name="P10" text:outline-level="1"/>
      <text:h text:style-name="P8" text:outline-level="1">Aufgabe</text:h>
      <text:h text:style-name="P8" text:outline-level="1"/>
      <text:h text:style-name="P10" text:outline-level="1">Auf Seite 2 ist der Java-Code für das Verschieben aller Einträge um eine Position nach links sowie für drei Suchverfahren gegeben (nur die Schleifen ohne Methoden-Köpfe).</text:h>
      <text:h text:style-name="P10" text:outline-level="1"/>
      <text:list xml:id="list637906411" text:style-name="WW8Num20">
        <text:list-item>
          <text:h text:style-name="P19" text:outline-level="1"><text:span text:style-name="T9">Zähle, wie viele Schritte jedes Verfahren benötigt, für eine Liste mit 5 bzw. 10 Einträgen.<text:line-break/>Die Anweisungen, die in den Zeilen mit </text:span><text:span text:style-name="T11">for (...)</text:span><text:span text:style-name="T9"> stehen, kannst du dabei vernachlässigen..</text:span></text:h>
        </text:list-item>
      </text:list>
      <text:h text:style-name="P10" text:outline-level="1"/>
      <text:list xml:id="list171953524886657" text:continue-numbering="true" text:style-name="WW8Num20">
        <text:list-item>
          <text:h text:style-name="P11" text:outline-level="1">Versuche nun, die Zählung zu verallgemeinern für eine Liste mit n Einträgen.</text:h>
        </text:list-item>
      </text:list>
      <text:h text:style-name="P10" text:outline-level="1"/>
      <text:h text:style-name="P10" text:outline-level="1"/>
      <text:h text:style-name="P8" text:outline-level="1">Anzahl der Schritte für verschiedene Suchverfahren</text:h>
      <text:h text:style-name="P8" text:outline-level="1"/>
      <table:table table:name="Tabelle2" table:style-name="Tabelle2">
        <table:table-column table:style-name="Tabelle2.A"/>
        <table:table-column table:style-name="Tabelle2.B"/>
        <table:table-column table:style-name="Tabelle2.C"/>
        <table:table-column table:style-name="Tabelle2.B"/>
        <table:table-column table:style-name="Tabelle2.E"/>
        <table:table-row table:style-name="Tabelle2.1">
          <table:table-cell table:style-name="Tabelle2.A1" office:value-type="string">
            <text:h text:style-name="P12" text:outline-level="1">Länge der Liste</text:h>
          </table:table-cell>
          <table:table-cell table:style-name="Tabelle2.A1" office:value-type="string">
            <text:h text:style-name="P12" text:outline-level="1">Verschieben</text:h>
            <text:h text:style-name="P12" text:outline-level="1">aller Elemente</text:h>
          </table:table-cell>
          <table:table-cell table:style-name="Tabelle2.A1" office:value-type="string">
            <text:h text:style-name="P12" text:outline-level="1">Bubble Sort </text:h>
            <text:h text:style-name="P12" text:outline-level="1">einfach</text:h>
          </table:table-cell>
          <table:table-cell table:style-name="Tabelle2.A1" office:value-type="string">
            <text:h text:style-name="P12" text:outline-level="1">Bubble Sort optimiert</text:h>
          </table:table-cell>
          <table:table-cell table:style-name="Tabelle2.E1" office:value-type="string">
            <text:h text:style-name="P12" text:outline-level="1">Selection Sort</text:h>
          </table:table-cell>
        </table:table-row>
        <table:table-row table:style-name="Tabelle2.1">
          <table:table-cell table:style-name="Tabelle2.A2" office:value-type="string">
            <text:h text:style-name="P20" text:outline-level="1">5</text:h>
          </table:table-cell>
          <table:table-cell table:style-name="Tabelle2.A1" office:value-type="string">
            <text:h text:style-name="P12" text:outline-level="1">1 (i = 0)</text:h>
            <text:h text:style-name="P12" text:outline-level="1">+ 4 * 3 (Schleife)</text:h>
            <text:h text:style-name="P12" text:outline-level="1">+ 4 * 2 (Zuweis.)</text:h>
            <text:h text:style-name="P12" text:outline-level="1">=</text:h>
            <text:h text:style-name="P12" text:outline-level="1">1 + 4*5</text:h>
          </table:table-cell>
          <table:table-cell table:style-name="Tabelle2.C2" office:value-type="string">
            <text:h text:style-name="P12" text:outline-level="1">1 + 4 * 3</text:h>
            <text:h text:style-name="P12" text:outline-level="1">+ 4 * (4 * 7,5)</text:h>
            <text:h text:style-name="P12" text:outline-level="1">=</text:h>
            <text:h text:style-name="P12" text:outline-level="1">4 * (3 + 4 * 7,5)</text:h>
            <text:h text:style-name="P12" text:outline-level="1"/>
          </table:table-cell>
          <table:table-cell table:style-name="Tabelle2.A1" office:value-type="string">
            <text:h text:style-name="P12" text:outline-level="1">4 * 3</text:h>
            <text:h text:style-name="P12" text:outline-level="1">+ 4 * 8,5</text:h>
            <text:h text:style-name="P12" text:outline-level="1">+ 3 * 8,5</text:h>
            <text:h text:style-name="P12" text:outline-level="1">+ 2 * 8,5</text:h>
            <text:h text:style-name="P12" text:outline-level="1">+ 1* 8,5</text:h>
          </table:table-cell>
          <table:table-cell table:style-name="Tabelle2.E1" office:value-type="string">
            <text:h text:style-name="P12" text:outline-level="1">4 * 3 (for)</text:h>
            <text:h text:style-name="P12" text:outline-level="1">+ 4 * 4 (Tausch)</text:h>
            <text:h text:style-name="P12" text:outline-level="1">+ 4 * 1,5</text:h>
            <text:h text:style-name="P12" text:outline-level="1">+ …</text:h>
            <text:h text:style-name="P12" text:outline-level="1">+ 1 * 1,5</text:h>
          </table:table-cell>
        </table:table-row>
        <table:table-row table:style-name="Tabelle2.1">
          <table:table-cell table:style-name="Tabelle2.A2" office:value-type="string">
            <text:h text:style-name="P20" text:outline-level="1">10</text:h>
          </table:table-cell>
          <table:table-cell table:style-name="Tabelle2.A1" office:value-type="string">
            <text:h text:style-name="P12" text:outline-level="1">1</text:h>
            <text:h text:style-name="P12" text:outline-level="1">+ 9 * 3</text:h>
            <text:h text:style-name="P12" text:outline-level="1">+ 9 * 2</text:h>
            <text:h text:style-name="P12" text:outline-level="1">=</text:h>
            <text:h text:style-name="P12" text:outline-level="1">1 + 9 * 5</text:h>
          </table:table-cell>
          <table:table-cell table:style-name="Tabelle2.C2" office:value-type="string">
            <text:h text:style-name="P13" text:outline-level="1"/>
            <text:h text:style-name="P12" text:outline-level="1"/>
            <text:h text:style-name="P12" text:outline-level="1">9 * (3 + 9 * 7,5)</text:h>
            <text:h text:style-name="P12" text:outline-level="1"/>
            <text:h text:style-name="P12" text:outline-level="1"/>
          </table:table-cell>
          <table:table-cell table:style-name="Tabelle2.A1" office:value-type="string">
            <text:h text:style-name="P12" text:outline-level="1">9 * 3</text:h>
            <text:h text:style-name="P12" text:outline-level="1">+ 9 * 8,5</text:h>
            <text:h text:style-name="P12" text:outline-level="1">+ 8 * 8,5</text:h>
            <text:h text:style-name="P12" text:outline-level="1">+ …</text:h>
            <text:h text:style-name="P12" text:outline-level="1">+ 1 * 8,5</text:h>
          </table:table-cell>
          <table:table-cell table:style-name="Tabelle2.E1" office:value-type="string">
            <text:h text:style-name="P12" text:outline-level="1">9 * 3 (for)</text:h>
            <text:h text:style-name="P12" text:outline-level="1">+ 9 * 3 (Tausch)</text:h>
            <text:h text:style-name="P12" text:outline-level="1">+ 9 * 1,5</text:h>
            <text:h text:style-name="P12" text:outline-level="1">+ …</text:h>
            <text:h text:style-name="P12" text:outline-level="1">+ 1 * 1,5</text:h>
          </table:table-cell>
        </table:table-row>
        <table:table-row table:style-name="Tabelle2.1">
          <table:table-cell table:style-name="Tabelle2.A2" office:value-type="string">
            <text:h text:style-name="P20" text:outline-level="1">n </text:h>
            <text:h text:style-name="P20" text:outline-level="1">(allgemein)</text:h>
          </table:table-cell>
          <table:table-cell table:style-name="Tabelle2.A1" office:value-type="string">
            <text:h text:style-name="P14" text:outline-level="1"/>
            <text:h text:style-name="P12" text:outline-level="1"/>
            <text:h text:style-name="P12" text:outline-level="1">1 + n * 5</text:h>
          </table:table-cell>
          <table:table-cell table:style-name="Tabelle2.C2" office:value-type="string">
            <text:h text:style-name="P13" text:outline-level="1"/>
            <text:h text:style-name="P12" text:outline-level="1"/>
            <text:h text:style-name="P12" text:outline-level="1">n * (3 + n * 7,5)</text:h>
            <text:h text:style-name="P12" text:outline-level="1"/>
            <text:h text:style-name="P12" text:outline-level="1"/>
          </table:table-cell>
          <table:table-cell table:style-name="Tabelle2.A1" office:value-type="string">
            <text:h text:style-name="P12" text:outline-level="1"><draw:frame draw:style-name="fr3" draw:name="Objekt1" text:anchor-type="as-char" svg:width="2.521cm" svg:height="1.201cm" draw:z-index="0"><draw:object xlink:href="./Object 1" xlink:type="simple" xlink:show="embed" xlink:actuate="onLoad"/><draw:image xlink:href="./ObjectReplacements/Object 1" xlink:type="simple" xlink:show="embed" xlink:actuate="onLoad"/><svg:desc>Formel</svg:desc></draw:frame></text:h>
            <text:h text:style-name="P21" text:outline-level="1"><text:span text:style-name="T9">= </text:span><text:span text:style-name="T9"><draw:frame draw:style-name="fr3" draw:name="Objekt2" text:anchor-type="as-char" svg:width="2.794cm" svg:height="1.062cm" draw:z-index="1"><draw:object xlink:href="./Object 2" xlink:type="simple" xlink:show="embed" xlink:actuate="onLoad"/><draw:image xlink:href="./ObjectReplacements/Object 2" xlink:type="simple" xlink:show="embed" xlink:actuate="onLoad"/><svg:desc>Formel</svg:desc></draw:frame></text:span></text:h>
          </table:table-cell>
          <table:table-cell table:style-name="Tabelle2.E1" office:value-type="string">
            <text:h text:style-name="P12" text:outline-level="1"><draw:frame draw:style-name="fr3" draw:name="Objekt3" text:anchor-type="as-char" svg:width="2.521cm" svg:height="1.201cm" draw:z-index="2"><draw:object xlink:href="./Object 3" xlink:type="simple" xlink:show="embed" xlink:actuate="onLoad"/><draw:image xlink:href="./ObjectReplacements/Object 3" xlink:type="simple" xlink:show="embed" xlink:actuate="onLoad"/><svg:desc>Formel</svg:desc></draw:frame></text:h>
            <text:h text:style-name="P21" text:outline-level="1"><text:span text:style-name="T9">= </text:span><text:span text:style-name="T9"><draw:frame draw:style-name="fr3" draw:name="Objekt4" text:anchor-type="as-char" svg:width="2.796cm" svg:height="1.062cm" draw:z-index="3"><draw:object xlink:href="./Object 4" xlink:type="simple" xlink:show="embed" xlink:actuate="onLoad"/><draw:image xlink:href="./ObjectReplacements/Object 4" xlink:type="simple" xlink:show="embed" xlink:actuate="onLoad"/><svg:desc>Formel</svg:desc></draw:frame></text:span></text:h>
          </table:table-cell>
        </table:table-row>
      </table:table>
      <text:h text:style-name="P10" text:outline-level="1"/>
      <text:h text:style-name="P10" text:outline-level="1"/>
      <text:h text:style-name="P22" text:outline-level="1"/>
      <text:h text:style-name="P7" text:outline-level="1">// 1. Alle Einträge eins nach links schieben</text:h>
      <text:h text:style-name="P23" text:outline-level="1"><draw:custom-shape text:anchor-type="char" draw:z-index="16" draw:style-name="gr6" draw:text-style-name="P27" svg:width="6.377cm" svg:height="0.581cm" svg:x="0.79cm" svg:y="0.37cm"><text:p/><draw:enhanced-geometry svg:viewBox="0 0 21600 21600" draw:type="rectangle" draw:enhanced-path="M 0 0 L 21600 0 21600 21600 0 21600 0 0 Z N"/></draw:custom-shape><draw:frame draw:style-name="fr1" draw:name="Rahmen1" text:anchor-type="char" svg:x="11.43cm" svg:y="0.316cm" svg:width="4.763cm" svg:height="0.716cm" draw:z-index="17"><draw:text-box><text:p text:style-name="P4">2 Schritte</text:p></draw:text-box></draw:frame>for (i = 0; i &lt; zahlen.length – 1; i++) {</text:h>
      <text:h text:style-name="P23" text:outline-level="1"><draw:line text:anchor-type="char" draw:z-index="18" draw:style-name="gr3" draw:text-style-name="P28" svg:x1="7.303cm" svg:y1="0.194cm" svg:x2="11.431cm" svg:y2="0.194cm"><text:p/></draw:line><text:span text:style-name="T16"><text:s text:c="4"/></text:span>zahlen[i] = zahlen[i + 1];</text:h>
      <text:h text:style-name="P22" text:outline-level="1">}</text:h>
      <text:h text:style-name="P22" text:outline-level="1"/>
      <text:h text:style-name="P10" text:outline-level="1"/>
      <text:h text:style-name="P23" text:outline-level="1">// 2. Bubble Sort: einfache Version</text:h>
      <text:h text:style-name="P23" text:outline-level="1">for (i = 0; i &lt; zahlen.length - 1; i++) {</text:h>
      <text:h text:style-name="P18" text:outline-level="1"><text:span text:style-name="T13"><text:s text:c="4"/></text:span><text:span text:style-name="T12">for (j = 0; j &lt; zahlen.length - 1; j++) {</text:span></text:h>
      <text:h text:style-name="P18" text:outline-level="1"><text:span text:style-name="T13"><text:s text:c="8"/></text:span><text:span text:style-name="T11">if (zahlen[j] &gt; zahlen[j+1]) {</text:span></text:h>
      <text:h text:style-name="P18" text:outline-level="1"><draw:custom-shape text:anchor-type="char" draw:z-index="10" draw:style-name="gr4" draw:text-style-name="P27" svg:width="6.331cm" svg:height="1.368cm" svg:x="2.676cm" svg:y="-0.007cm"><text:p/><draw:enhanced-geometry svg:viewBox="0 0 21600 21600" draw:type="rectangle" draw:enhanced-path="M 0 0 L 21600 0 21600 21600 0 21600 0 0 Z N"/></draw:custom-shape><text:span text:style-name="T15"><text:s text:c="12"/></text:span><text:span text:style-name="T11">temp <text:s text:c="7"/>= zahlen[j];</text:span></text:h>
      <text:h text:style-name="P22" text:outline-level="1"><draw:frame draw:style-name="fr1" draw:name="Rahmen2" text:anchor-type="char" svg:x="11.43cm" svg:y="0.034cm" svg:width="4.763cm" svg:height="0.716cm" draw:z-index="11"><draw:text-box><text:p text:style-name="P4">durchschnittlich: 2,5 Schritte</text:p></draw:text-box></draw:frame><draw:line text:anchor-type="char" draw:z-index="12" draw:style-name="gr3" draw:text-style-name="P28" svg:x1="9.208cm" svg:y1="0.351cm" svg:x2="11.431cm" svg:y2="0.351cm"><text:p/></draw:line><text:span text:style-name="T16"><text:s text:c="12"/></text:span>zahlen[j] <text:s text:c="2"/>= zahlen[j+1];</text:h>
      <text:h text:style-name="P22" text:outline-level="1"><text:span text:style-name="T16"><text:s text:c="12"/></text:span>zahlen[j+1] = temp;</text:h>
      <text:h text:style-name="P22" text:outline-level="1"><text:span text:style-name="T16"><text:s text:c="8"/></text:span>}</text:h>
      <text:h text:style-name="P22" text:outline-level="1"><text:span text:style-name="T16"><text:s text:c="4"/></text:span>}</text:h>
      <text:h text:style-name="P22" text:outline-level="1">}</text:h>
      <text:h text:style-name="P22" text:outline-level="1"/>
      <text:h text:style-name="P10" text:outline-level="1"/>
      <text:h text:style-name="P22" text:outline-level="1">// 3. Bubble Sort: optimierte Version</text:h>
      <text:h text:style-name="P23" text:outline-level="1">for (i = 0; i &lt; zahlen.length - 1; i++) {</text:h>
      <text:h text:style-name="P18" text:outline-level="1"><text:span text:style-name="T13"><text:s text:c="4"/></text:span><text:span text:style-name="T12">for (j = 0; j &lt; zahlen.length </text:span><text:span text:style-name="T14">– i</text:span><text:span text:style-name="T12"> - 1; j++) {</text:span></text:h>
      <text:h text:style-name="P18" text:outline-level="1"><text:span text:style-name="T13"><text:s text:c="8"/></text:span><text:span text:style-name="T11">if (zahlen[j] &gt; zahlen[j+1]) {</text:span></text:h>
      <text:h text:style-name="P18" text:outline-level="1"><draw:custom-shape text:anchor-type="char" draw:z-index="13" draw:style-name="gr5" draw:text-style-name="P27" svg:width="6.247cm" svg:height="1.345cm" svg:x="2.704cm" svg:y="0.012cm"><text:p/><draw:enhanced-geometry svg:viewBox="0 0 21600 21600" draw:type="rectangle" draw:enhanced-path="M 0 0 L 21600 0 21600 21600 0 21600 0 0 Z N"/></draw:custom-shape><text:span text:style-name="T15"><text:s text:c="12"/></text:span><text:span text:style-name="T11">temp <text:s text:c="7"/>= zahlen[j];</text:span></text:h>
      <text:h text:style-name="P22" text:outline-level="1"><draw:frame draw:style-name="fr1" draw:name="Rahmen3" text:anchor-type="char" svg:x="11.43cm" svg:y="0.034cm" svg:width="4.763cm" svg:height="0.716cm" draw:z-index="14"><draw:text-box><text:p text:style-name="P4">durchschnittlich: 2,5 Schrtte</text:p></draw:text-box></draw:frame><draw:line text:anchor-type="char" draw:z-index="15" draw:style-name="gr3" draw:text-style-name="P28" svg:x1="9.208cm" svg:y1="0.351cm" svg:x2="11.431cm" svg:y2="0.351cm"><text:p/></draw:line><text:span text:style-name="T16"><text:s text:c="12"/></text:span>zahlen[j] <text:s text:c="2"/>= zahlen[j+1];</text:h>
      <text:h text:style-name="P18" text:outline-level="1"><text:span text:style-name="T15"><text:s text:c="12"/></text:span><text:span text:style-name="T12">zahlen[j+1] = temp;</text:span></text:h>
      <text:h text:style-name="P23" text:outline-level="1"><text:span text:style-name="T16"><text:s text:c="8"/></text:span>}</text:h>
      <text:h text:style-name="P23" text:outline-level="1"><text:span text:style-name="T16"><text:s text:c="4"/></text:span>}</text:h>
      <text:h text:style-name="P23" text:outline-level="1">}</text:h>
      <text:h text:style-name="P23" text:outline-level="1"/>
      <text:h text:style-name="P15" text:outline-level="1"/>
      <text:h text:style-name="P23" text:outline-level="1">// 4. Selection Sort</text:h>
      <text:h text:style-name="P23" text:outline-level="1">for (i = 0; i &lt; zahlen.length - 1; i++) {</text:h>
      <text:h text:style-name="P18" text:outline-level="1"><text:span text:style-name="T13"><text:s text:c="4"/></text:span><text:span text:style-name="T12">int = i;</text:span></text:h>
      <text:h text:style-name="P18" text:outline-level="1"><draw:custom-shape text:anchor-type="char" draw:z-index="4" draw:style-name="gr1" draw:text-style-name="P27" svg:width="7.245cm" svg:height="1.392cm" svg:x="1.799cm" svg:y="0.413cm"><text:p/><draw:enhanced-geometry svg:viewBox="0 0 21600 21600" draw:type="rectangle" draw:enhanced-path="M 0 0 L 21600 0 21600 21600 0 21600 0 0 Z N"/></draw:custom-shape><text:span text:style-name="T13"><text:s text:c="4"/></text:span><text:span text:style-name="T12">for (j = i + 1; j &lt; zahlen.length; j++) {</text:span></text:h>
      <text:h text:style-name="P18" text:outline-level="1"><text:span text:style-name="T13"><text:s text:c="8"/></text:span><text:span text:style-name="T11">if (zahlen[j] &lt; zahlen[min]) {</text:span></text:h>
      <text:h text:style-name="P22" text:outline-level="1"><draw:frame draw:style-name="fr1" draw:name="Rahmen4" text:anchor-type="char" svg:x="11.43cm" svg:y="0.034cm" svg:width="4.763cm" svg:height="0.716cm" draw:z-index="6"><draw:text-box><text:p text:style-name="P4">durchschnittlich: 1,5 Schritte</text:p></draw:text-box></draw:frame><draw:line text:anchor-type="char" draw:z-index="8" draw:style-name="gr3" draw:text-style-name="P28" svg:x1="9.208cm" svg:y1="0.351cm" svg:x2="11.431cm" svg:y2="0.351cm"><text:p/></draw:line><text:span text:style-name="T16"><text:s text:c="12"/></text:span>min = j;</text:h>
      <text:h text:style-name="P22" text:outline-level="1"><text:span text:style-name="T16"><text:s text:c="8"/></text:span>}</text:h>
      <text:h text:style-name="P22" text:outline-level="1"><text:span text:style-name="T16"><text:s text:c="4"/></text:span>}</text:h>
      <text:h text:style-name="P18" text:outline-level="1"><draw:custom-shape text:anchor-type="char" draw:z-index="5" draw:style-name="gr2" draw:text-style-name="P27" svg:width="6.455cm" svg:height="1.378cm" svg:x="0.827cm" svg:y="0cm"><text:p/><draw:enhanced-geometry svg:viewBox="0 0 21600 21600" draw:type="rectangle" draw:enhanced-path="M 0 0 L 21600 0 21600 21600 0 21600 0 0 Z N"/></draw:custom-shape><draw:frame draw:style-name="fr1" draw:name="Rahmen5" text:anchor-type="char" svg:x="11.43cm" svg:y="0.303cm" svg:width="4.763cm" svg:height="0.716cm" draw:z-index="7"><draw:text-box><text:p text:style-name="P4">3 Schritte</text:p></draw:text-box></draw:frame><text:span text:style-name="T15"><text:s text:c="4"/></text:span><text:span text:style-name="T11">temp <text:s text:c="7"/>= zahlen[i];</text:span></text:h>
      <text:h text:style-name="P18" text:outline-level="1"><draw:line text:anchor-type="char" draw:z-index="9" draw:style-name="gr3" draw:text-style-name="P28" svg:x1="7.303cm" svg:y1="0.18cm" svg:x2="11.431cm" svg:y2="0.18cm"><text:p/></draw:line><text:span text:style-name="T15"><text:s text:c="4"/></text:span><text:span text:style-name="T11">zahlen[i] <text:s text:c="2"/>= zahlen[min];</text:span></text:h>
      <text:h text:style-name="P22" text:outline-level="1"><text:span text:style-name="T16"><text:s text:c="4"/></text:span>zahlen[min] = temp;</text:h>
      <text:h text:style-name="P22" text:outline-level="1">}</text:h>
      <text:h text:style-name="P25" text:outline-level="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Bild1" text:anchor-type="char" svg:x="15.24cm" svg:y="0.189cm" svg:width="1.799cm" svg:height="0.635cm" draw:z-index="19"><draw:image xlink:href="Pictures/100021E80000070400000277CED80AE2A7EC2A8B.emf" xlink:type="simple" xlink:show="embed" xlink:actuate="onLoad" loext:mime-type="image/x-emf"/><draw:image xlink:href="Pictures/10000201000000550000001E6E6C0A33CE055416.png" xlink:type="simple" xlink:show="embed" xlink:actuate="onLoad" loext:mime-type="image/png"/></draw:frame></text:p>
      <text:p text:style-name="P5"><text:span text:style-name="T17">Autor: </text:span><text:span text:style-name="T18">Christian Pothmann – </text:span><text:a xlink:type="simple" xlink:href="https://cpothmann.de/" text:style-name="Internet_20_link" text:visited-style-name="Visited_20_Internet_20_Link"><text:span text:style-name="Internet_20_link"><text:span text:style-name="T18">c</text:span></text:span></text:a><text:a xlink:type="simple" xlink:href="https://cpothmann.de/" text:style-name="Internet_20_link" text:visited-style-name="Visited_20_Internet_20_Link"><text:span text:style-name="Internet_20_link"><text:span text:style-name="T18">pothmann.de</text:span></text:span></text:a><text:span text:style-name="T3">, </text:span><text:span text:style-name="T4">f</text:span><text:span text:style-name="T3">reigegeben unter </text:span><text:a xlink:type="simple" xlink:href="https://creativecommons.org/licenses/by-nc-sa/4.0/" text:style-name="Internet_20_link" text:visited-style-name="Visited_20_Internet_20_Link"><text:span text:style-name="Internet_20_link"><text:span text:style-name="T3">CC BY-NC-SA 4.0</text:span></text:span></text:a><text:span text:style-name="T3">, 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draw:stroke-dash draw:name="Dashed_20__28_var_29__20_1" draw:display-name="Dashed (var) 1" draw:style="rect" draw:dots2="1" draw:dots2-length="0.105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Standard_20__28_Web_29_" style:display-name="Standard (Web)" style:family="paragraph" style:parent-style-name="Standard">
      <style:paragraph-properties fo:margin-top="0.176cm" fo:margin-bottom="0.25cm" loext:contextual-spacing="false" fo:line-height="12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Times New Roman1" fo:font-family="'Times New Roman'" style:font-family-generic="roman" style:font-pitch="variable" fo:font-size="11pt"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fo:font-size="11pt" style:font-size-asian="11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622f2" officeooo:paragraph-rsid="01a622f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5c207"/>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Laufzei<text:span text:style-name="MT1">tabschätzung – Lösung</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7:19:52.830000000</dc:date>
    <meta:editing-duration>P4DT7H11M56S</meta:editing-duration>
    <meta:editing-cycles>307</meta:editing-cycles>
    <meta:generator>LibreOffice/6.2.5.2$Windows_X86_64 LibreOffice_project/1ec314fa52f458adc18c4f025c545a4e8b22c159</meta:generator>
    <meta:print-date>2020-12-02T12:36:52.801000000</meta:print-date>
    <meta:document-statistic meta:table-count="2" meta:image-count="1" meta:object-count="4" meta:page-count="2" meta:paragraph-count="110" meta:word-count="547" meta:character-count="2876" meta:non-whitespace-character-count="2227"/>
  </office:meta>
</office:document-meta>
</file>

<file path=Object 1/content.xml><?xml version="1.0" encoding="utf-8"?>
<math xmlns="http://www.w3.org/1998/Math/MathML" display="block">
  <semantics>
    <mrow>
      <mstyle mathsize="12pt">
        <mrow>
          <mrow>
            <mi>n</mi>
            <mo stretchy="false">⋅</mo>
            <mn>3</mn>
          </mrow>
          <mo stretchy="false">+</mo>
          <mrow>
            <munderover>
              <mo stretchy="false">∑</mo>
              <mstyle mathsize="8pt">
                <mrow>
                  <mi>i</mi>
                  <mo stretchy="false">=</mo>
                  <mn>1</mn>
                </mrow>
              </mstyle>
              <mstyle mathsize="8pt">
                <mi>n</mi>
              </mstyle>
            </munderover>
            <mrow>
              <mrow>
                <mi>i</mi>
                <mo stretchy="false">⋅</mo>
                <mn>8</mn>
              </mrow>
              <mn>,5</mn>
            </mrow>
          </mrow>
        </mrow>
      </mstyle>
      <mrow/>
    </mrow>
    <annotation encoding="StarMath 5.0"> size 12{n cdot 3+ Sum cSub { size 8{i=1} }  cSup { size 8{n} }  {i cdot 8,5} } {}</annotation>
  </semantics>
</math>
</file>

<file path=Object 2/content.xml><?xml version="1.0" encoding="utf-8"?>
<math xmlns="http://www.w3.org/1998/Math/MathML" display="block">
  <semantics>
    <mrow>
      <mstyle mathsize="12pt">
        <mrow>
          <mrow>
            <mrow>
              <mi>n</mi>
              <mo stretchy="false">⋅</mo>
              <mn>3</mn>
            </mrow>
            <mo stretchy="false">+</mo>
            <mrow>
              <mfrac>
                <mrow>
                  <msup>
                    <mi>n</mi>
                    <mstyle mathsize="8pt">
                      <mn>2</mn>
                    </mstyle>
                  </msup>
                  <mo stretchy="false">+</mo>
                  <mi>n</mi>
                </mrow>
                <mn>2</mn>
              </mfrac>
              <mo stretchy="false">⋅</mo>
              <mn>8</mn>
            </mrow>
          </mrow>
          <mn>,5</mn>
        </mrow>
      </mstyle>
      <mrow/>
    </mrow>
    <annotation encoding="StarMath 5.0"> size 12{n cdot 3+ {  {n rSup { size 8{2} } +n}  over  {2} }  cdot 8,5} {}</annotation>
  </semantics>
</math>
</file>

<file path=Object 3/content.xml><?xml version="1.0" encoding="utf-8"?>
<math xmlns="http://www.w3.org/1998/Math/MathML" display="block">
  <semantics>
    <mrow>
      <mstyle mathsize="12pt">
        <mrow>
          <mrow>
            <mi>n</mi>
            <mo stretchy="false">⋅</mo>
            <mn>6</mn>
          </mrow>
          <mo stretchy="false">+</mo>
          <mrow>
            <munderover>
              <mo stretchy="false">∑</mo>
              <mstyle mathsize="8pt">
                <mrow>
                  <mi>i</mi>
                  <mo stretchy="false">=</mo>
                  <mn>1</mn>
                </mrow>
              </mstyle>
              <mstyle mathsize="8pt">
                <mi>n</mi>
              </mstyle>
            </munderover>
            <mrow>
              <mrow>
                <mi>i</mi>
                <mo stretchy="false">⋅</mo>
                <mn>3</mn>
              </mrow>
              <mn>,5</mn>
            </mrow>
          </mrow>
        </mrow>
      </mstyle>
      <mrow/>
    </mrow>
    <annotation encoding="StarMath 5.0"> size 12{n cdot 6+ Sum cSub { size 8{i=1} }  cSup { size 8{n} }  {i cdot 3,5} } {}</annotation>
  </semantics>
</math>
</file>

<file path=Object 4/content.xml><?xml version="1.0" encoding="utf-8"?>
<math xmlns="http://www.w3.org/1998/Math/MathML" display="block">
  <semantics>
    <mrow>
      <mstyle mathsize="12pt">
        <mrow>
          <mrow>
            <mrow>
              <mi>n</mi>
              <mo stretchy="false">⋅</mo>
              <mn>6</mn>
            </mrow>
            <mo stretchy="false">+</mo>
            <mrow>
              <mfrac>
                <mrow>
                  <msup>
                    <mi>n</mi>
                    <mstyle mathsize="8pt">
                      <mn>2</mn>
                    </mstyle>
                  </msup>
                  <mo stretchy="false">+</mo>
                  <mi>n</mi>
                </mrow>
                <mn>2</mn>
              </mfrac>
              <mo stretchy="false">⋅</mo>
              <mn>3</mn>
            </mrow>
          </mrow>
          <mn>,5</mn>
        </mrow>
      </mstyle>
      <mrow/>
    </mrow>
    <annotation encoding="StarMath 5.0"> size 12{n cdot 6+ {  {n rSup { size 8{2} } +n}  over  {2} }  cdot 3,5} {}</annotation>
  </semantics>
</math>
</file>